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57000000D401475AE71EEA149B.png" manifest:media-type="image/png"/>
  <manifest:file-entry manifest:full-path="Pictures/100000000000045A000001F2F556C9433023815D.png" manifest:media-type="image/png"/>
  <manifest:file-entry manifest:full-path="Pictures/1000000000000459000000A1B7C3B411C2815FF8.png" manifest:media-type="image/png"/>
  <manifest:file-entry manifest:full-path="Pictures/1000000000000449000000D2630EC2B100FB1060.png" manifest:media-type="image/png"/>
  <manifest:file-entry manifest:full-path="Pictures/1000000000000454000000C23CE7418454B2A9CF.png" manifest:media-type="image/png"/>
  <manifest:file-entry manifest:full-path="Pictures/10000000000004620000010619352968619AE397.png" manifest:media-type="image/png"/>
  <manifest:file-entry manifest:full-path="Pictures/1000000000000463000000D9EF073B4F947562FE.png" manifest:media-type="image/png"/>
  <manifest:file-entry manifest:full-path="Pictures/100000000000044D00000202F479D72F3BAC4E54.png" manifest:media-type="image/png"/>
  <manifest:file-entry manifest:full-path="Pictures/10000000000004210000014DC1BC0E9456EC68E0.png" manifest:media-type="image/png"/>
  <manifest:file-entry manifest:full-path="Pictures/100000000000044E000001F7C6FCD719A0F84F88.png" manifest:media-type="image/png"/>
  <manifest:file-entry manifest:full-path="Pictures/1000000000000458000001DCF5E1CECF36DF01FB.png" manifest:media-type="image/png"/>
  <manifest:file-entry manifest:full-path="Pictures/1000000000000451000000B0F12C85DB98A299A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5b89" officeooo:paragraph-rsid="000b5b89"/>
    </style:style>
    <style:style style:name="P2" style:family="paragraph" style:parent-style-name="Standard">
      <style:text-properties officeooo:rsid="000ecc1c" officeooo:paragraph-rsid="000ecc1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Les -3 – Revisão</text:p>
      <text:p text:style-name="P1"><draw:frame draw:style-name="fr1" draw:name="Figura1" text:anchor-type="paragraph" svg:width="17cm" svg:height="3.244cm" draw:z-index="0"><draw:image xlink:href="Pictures/1000000000000457000000D401475AE71EEA149B.png" xlink:type="simple" xlink:show="embed" xlink:actuate="onLoad"/></draw:frame></text:p>
      <text:p text:style-name="P1"><draw:frame draw:style-name="fr1" draw:name="Figura6" text:anchor-type="paragraph" svg:width="17cm" svg:height="2.459cm" draw:z-index="1"><draw:image xlink:href="Pictures/1000000000000459000000A1B7C3B411C2815FF8.png" xlink:type="simple" xlink:show="embed" xlink:actuate="onLoad"/></draw:frame></text:p>
      <text:p text:style-name="P2">volume gerado</text:p>
      <text:p text:style-name="P2"><draw:frame draw:style-name="fr1" draw:name="Figura7" text:anchor-type="paragraph" svg:width="17cm" svg:height="3.254cm" draw:z-index="2"><draw:image xlink:href="Pictures/1000000000000449000000D2630EC2B100FB1060.png" xlink:type="simple" xlink:show="embed" xlink:actuate="onLoad"/></draw:frame></text:p>
      <text:p text:style-name="P2">Realizado o apontamento da OP.</text:p>
      <text:p text:style-name="P1"><draw:frame draw:style-name="fr1" draw:name="Figura8" text:anchor-type="paragraph" svg:width="17cm" svg:height="2.976cm" draw:z-index="3"><draw:image xlink:href="Pictures/1000000000000454000000C23CE7418454B2A9CF.png" xlink:type="simple" xlink:show="embed" xlink:actuate="onLoad"/></draw:frame></text:p>
      <text:p text:style-name="P1"><draw:frame draw:style-name="fr1" draw:name="Figura9" text:anchor-type="paragraph" svg:width="17cm" svg:height="3.969cm" draw:z-index="4"><draw:image xlink:href="Pictures/10000000000004620000010619352968619AE397.png" xlink:type="simple" xlink:show="embed" xlink:actuate="onLoad"/></draw:frame></text:p>
      <text:p text:style-name="P1"/>
      <text:p text:style-name="P1"><draw:frame draw:style-name="fr1" draw:name="Figura2" text:anchor-type="paragraph" svg:width="17cm" svg:height="3.284cm" draw:z-index="5"><draw:image xlink:href="Pictures/1000000000000463000000D9EF073B4F947562FE.png" xlink:type="simple" xlink:show="embed" xlink:actuate="onLoad"/></draw:frame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<draw:frame draw:style-name="fr1" draw:name="Figura3" text:anchor-type="paragraph" svg:width="17cm" svg:height="7.599cm" draw:z-index="6"><draw:image xlink:href="Pictures/100000000000045A000001F2F556C9433023815D.png" xlink:type="simple" xlink:show="embed" xlink:actuate="onLoad"/></draw:frame></text:p>
      <text:p text:style-name="P1"><draw:frame draw:style-name="fr1" draw:name="Figura4" text:anchor-type="paragraph" svg:width="17cm" svg:height="7.936cm" draw:z-index="7"><draw:image xlink:href="Pictures/100000000000044D00000202F479D72F3BAC4E54.png" xlink:type="simple" xlink:show="embed" xlink:actuate="onLoad"/></draw:frame></text:p>
      <text:p text:style-name="P1"><draw:frame draw:style-name="fr1" draw:name="Figura5" text:anchor-type="paragraph" svg:width="17cm" svg:height="5.355cm" draw:z-index="8"><draw:image xlink:href="Pictures/10000000000004210000014DC1BC0E9456EC68E0.png" xlink:type="simple" xlink:show="embed" xlink:actuate="onLoad"/></draw:frame></text:p>
      <text:p text:style-name="P1"><draw:frame draw:style-name="fr2" draw:name="Figura10" text:anchor-type="paragraph" svg:width="17cm" svg:height="7.759cm" draw:z-index="9"><draw:image xlink:href="Pictures/100000000000044E000001F7C6FCD719A0F84F88.png" xlink:type="simple" xlink:show="embed" xlink:actuate="onLoad"/></draw:frame></text:p>
      <text:p text:style-name="P1"><draw:frame draw:style-name="fr1" draw:name="Figura11" text:anchor-type="paragraph" svg:width="17cm" svg:height="7.276cm" draw:z-index="10"><draw:image xlink:href="Pictures/1000000000000458000001DCF5E1CECF36DF01FB.png" xlink:type="simple" xlink:show="embed" xlink:actuate="onLoad"/></draw:frame><text:soft-page-break/></text:p>
      <text:p text:style-name="P1"><draw:frame draw:style-name="fr1" draw:name="Figura12" text:anchor-type="paragraph" svg:width="17cm" svg:height="2.708cm" draw:z-index="11"><draw:image xlink:href="Pictures/1000000000000451000000B0F12C85DB98A299A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1:33:13</meta:creation-date>
    <dc:date>2018-03-06T15:26:31.268000000</dc:date>
    <meta:editing-duration>PT16M26S</meta:editing-duration>
    <meta:editing-cycles>1</meta:editing-cycles>
    <meta:document-statistic meta:table-count="0" meta:image-count="12" meta:object-count="0" meta:page-count="3" meta:paragraph-count="3" meta:word-count="11" meta:character-count="65" meta:non-whitespace-character-count="56"/>
    <meta:generator>LibreOffice/5.1.4.2$Windows_x86 LibreOffice_project/f99d75f39f1c57ebdd7ffc5f42867c12031db97a</meta:generator>
  </office:meta>
</office:document-meta>
</file>